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拝啓、今の私へ、</text:p>
      <text:p text:style-name="Normal">ごめんね。</text:p>
      <text:p text:style-name="Normal">もうわからん。なにもわからん。疲れた。まだおわていませんけど、where am I supposed to go.</text:p>
      <text:p text:style-name="Normal"> What am I supposed to do. Hello. Dear self, help.</text:p>
      <text:p text:style-name="Normal"/>
      <text:p text:style-name="Normal">拝啓、未来の私へ、</text:p>
      <text:p text:style-name="Normal">どう生きているの、生きているの？今、頑張ります。自分のこと手伝っている。</text:p>
      <text:p text:style-name="Normal">拝啓、未来の私へ、</text:p>
      <text:p text:style-name="Normal">私のこと、好きですか？自分のこと、好きになったか？</text:p>
      <text:p text:style-name="Normal"/>
      <text:p text:style-name="Normal">This part was the hardest to write. In the end, the fourth version might be good. I might continue with it. Its last sentence reads: “But I don't want to say goodbye. I don't want this world to end.”</text:p>
      <text:p text:style-name="Normal">I think I can work with that.</text:p>
      <text:p text:style-name="Normal">拝啓、今の私へ、</text:p>
      <text:p text:style-name="Normal">今、これが、私の全て、私の全力。未だ弱いです、ごめんね。</text:p>
      <text:p text:style-name="Normal"/>
      <text:p text:style-name="Normal">拝啓、今日の私へ、</text:p>
      <text:p text:style-name="Normal">言葉の数はまたちょっと増えた。今日、ここまでです。明日、どこまで届けるかなあ。ね、明日の私、頑張ってね。</text:p>
      <text:p text:style-name="Normal"/>
      <text:p text:style-name="Normal"/>
      <text:p text:style-name="Normal"/>
      <text:p text:style-name="Normal"/>
      <text:p text:style-name="Normal"/>
      <text:p text:style-name="Normal"/>
      <text:p text:style-name="Normal"/>
      <text:p text:style-name="Normal">I need your help again. Yours, not music's. I need you to be strong. I need you to hold. I need you to not fall asleep. I need you to focus. I need you to do so many things. And I need you to write well. As well as we can. However poorly that is. </text:p>
      <text:p text:style-name="Normal">I need you to help me. I need you to be strong. And I want it to be only you. Please. Help me.</text:p>
      <text:p text:style-name="Normal">Don't ask for help. The mindset is important. Very important. Don't ask for help. But I will ask you to be strong. You need a space to breathe. A space to write. One without wordcount limits. Here it is. Now, gain that strength. It's yours. Invoke it. It's yours. Don't ask for help. I'm done asking for help. Even to you. Don't ask for help. Instead, fight. Fight with everything you've got. Deep down, you'll expect the world to reward you. Don't. It has no obligation to. The only one who may reward you is yourself, me. So fight. Fight with everything you've got. Do not expect anything from the world. Fight. Move forward with everything you've got. Erase it. Your story, your name, your being, your self, me. Erase everything, and move forward. Erase everything, and fight. Fly to the sky, fire bird. Get up. Let those wings spread. Fight. One more time. Fight. Fight. Fight.</text:p>
      <text:p text:style-name="Normal"/>
      <text:p text:style-name="Normal">Dance, like no one is watching. Sing, like no one can hear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